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fo:font-size="10pt" style:font-name-asian="Verdana1" style:font-size-asian="10pt" style:font-name-complex="Verdana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nimais: </text:span></text:p>
      <text:p text:style-name="Standard"/>
      <text:p text:style-name="P1"><text:span text:style-name="T2">Nome: Rita</text:span></text:p>
      <text:p text:style-name="P1"><text:span text:style-name="T2">Espécie: 70 </text:span></text:p>
      <text:p text:style-name="P1"><text:span text:style-name="T2">sexo: Fem </text:span></text:p>
      <text:p text:style-name="P1"><draw:rect text:anchor-type="as-char" style:rel-width="100%" draw:z-index="0" draw:style-name="gr1" draw:text-style-name="P3" svg:width="0.0012in" svg:height="0.0213in"><text:p/></draw:rect></text:p>
      <text:p text:style-name="P1"><text:span text:style-name="T2">Nome: Fred </text:span></text:p>
      <text:p text:style-name="P1"><text:span text:style-name="T2">Espécie: 45</text:span></text:p>
      <text:p text:style-name="P1"><text:span text:style-name="T2">sexo: Masc</text:span></text:p>
      <text:p text:style-name="P1"><draw:rect text:anchor-type="as-char" style:rel-width="100%" draw:z-index="1" draw:style-name="gr1" draw:text-style-name="P3" svg:width="0.0012in" svg:height="0.0213in"><text:p/></draw:rect></text:p>
      <text:p text:style-name="P1"><text:span text:style-name="T2">Nome: Tequila</text:span></text:p>
      <text:p text:style-name="P1"><text:span text:style-name="T2">Espécie: 32</text:span></text:p>
      <text:p text:style-name="P1"><text:span text:style-name="T2">sexo: Fem </text:span></text:p>
      <text:p text:style-name="P1"><draw:rect text:anchor-type="as-char" style:rel-width="100%" draw:z-index="2" draw:style-name="gr1" draw:text-style-name="P3" svg:width="0.0012in" svg:height="0.0213in"><text:p/></draw:rect></text:p>
      <text:p text:style-name="P1"><text:span text:style-name="T2">Nome: Icaro</text:span></text:p>
      <text:p text:style-name="P1"><text:span text:style-name="T2">Espécie: 70 </text:span></text:p>
      <text:p text:style-name="P1"><text:span text:style-name="T2">sexo: Masc</text:span></text:p>
      <text:p text:style-name="P1"><draw:rect text:anchor-type="as-char" style:rel-width="100%" draw:z-index="3" draw:style-name="gr1" draw:text-style-name="P3" svg:width="0.0012in" svg:height="0.0213in"><text:p/></draw:rect></text:p>
      <text:p text:style-name="P1"><text:span text:style-name="T2">Nome: Juba</text:span></text:p>
      <text:p text:style-name="P1"><text:span text:style-name="T2">Espécie: 09 </text:span></text:p>
      <text:p text:style-name="P1"><text:span text:style-name="T2">sexo: Fem </text:span></text:p>
      <text:p text:style-name="P1"><draw:rect text:anchor-type="as-char" style:rel-width="100%" draw:z-index="4" draw:style-name="gr1" draw:text-style-name="P3" svg:width="0.0012in" svg:height="0.0213in"><text:p/></draw:rect></text:p>
      <text:p text:style-name="P1"><text:span text:style-name="T2">Nome: <text:s/>Bill</text:span></text:p>
      <text:p text:style-name="P1"><text:span text:style-name="T2">Espécie: 10</text:span></text:p>
      <text:p text:style-name="P1"><text:span text:style-name="T2">sexo: Masc</text:span></text:p>
      <text:p text:style-name="P1"><text:soft-page-break/><draw:rect text:anchor-type="as-char" style:rel-width="100%" draw:z-index="5" draw:style-name="gr1" draw:text-style-name="P3" svg:width="0.0012in" svg:height="0.0213in"><text:p/></draw:rect></text:p>
      <text:p text:style-name="P1"><text:span text:style-name="T2">Nome: Paulette</text:span></text:p>
      <text:p text:style-name="P1"><text:span text:style-name="T2">Espécie: 70 </text:span></text:p>
      <text:p text:style-name="P1"><text:span text:style-name="T2">sexo: Fem </text:span></text:p>
      <text:p text:style-name="P1"><draw:rect text:anchor-type="as-char" style:rel-width="100%" draw:z-index="6" draw:style-name="gr1" draw:text-style-name="P3" svg:width="0.0012in" svg:height="0.0213in"><text:p/></draw:rect></text:p>
      <text:p text:style-name="P1"><text:span text:style-name="T2">Nome: Annice</text:span></text:p>
      <text:p text:style-name="P1"><text:span text:style-name="T2">Espécie: 32</text:span></text:p>
      <text:p text:style-name="P1"><text:span text:style-name="T2">sexo: Fem </text:span></text:p>
      <text:p text:style-name="P1"><draw:rect text:anchor-type="as-char" style:rel-width="100%" draw:z-index="7" draw:style-name="gr1" draw:text-style-name="P3" svg:width="0.0012in" svg:height="0.0213in"><text:p/></draw:rect></text:p>
      <text:p text:style-name="P1"><text:span text:style-name="T2">Nome: Froid</text:span></text:p>
      <text:p text:style-name="P1"><text:span text:style-name="T2">Espécie: 45</text:span></text:p>
      <text:p text:style-name="P1"><text:span text:style-name="T2">sexo: Masc</text:span></text:p>
      <text:p text:style-name="P1"><draw:rect text:anchor-type="as-char" style:rel-width="100%" draw:z-index="8" draw:style-name="gr1" draw:text-style-name="P3" svg:width="0.0012in" svg:height="0.0213in"><text:p/></draw:rect></text:p>
      <text:p text:style-name="P1"><text:span text:style-name="T2">Nome: Loyd</text:span></text:p>
      <text:p text:style-name="P1"><text:span text:style-name="T2">Espécie: 45 </text:span></text:p>
      <text:p text:style-name="P1"><text:span text:style-name="T2">sexo: Masc</text:span></text:p>
      <text:p text:style-name="P1"><draw:rect text:anchor-type="as-char" style:rel-width="100%" draw:z-index="9" draw:style-name="gr1" draw:text-style-name="P3" svg:width="0.0012in" svg:height="0.0213in"><text:p/></draw:rect></text:p>
      <text:p text:style-name="P1"><text:span text:style-name="T2">Nome: Catterine</text:span></text:p>
      <text:p text:style-name="P1"><text:span text:style-name="T2">Espécie: 10</text:span></text:p>
      <text:p text:style-name="P1"><text:span text:style-name="T2">sexo: Fem </text:span></text:p>
      <text:p text:style-name="P1"><draw:rect text:anchor-type="as-char" style:rel-width="100%" draw:z-index="10" draw:style-name="gr1" draw:text-style-name="P3" svg:width="0.0012in" svg:height="0.0213in"><text:p/></draw:rect></text:p>
      <text:p text:style-name="P1"><text:span text:style-name="T2">Nome: Neville</text:span></text:p>
      <text:p text:style-name="P1"><text:span text:style-name="T2">Espécie: 45</text:span></text:p>
      <text:p text:style-name="P1"><text:span text:style-name="T2">sexo: Fem</text:span></text:p>
      <text:p text:style-name="P1"><draw:rect text:anchor-type="as-char" style:rel-width="100%" draw:z-index="11" draw:style-name="gr1" draw:text-style-name="P3" svg:width="0.0012in" svg:height="0.0213in"><text:p/></draw:rect></text:p>
      <text:p text:style-name="P1"><text:span text:style-name="T2">Nome: Babi</text:span></text:p>
      <text:p text:style-name="P1"><text:soft-page-break/><text:span text:style-name="T2">Espécie: 09</text:span></text:p>
      <text:p text:style-name="P1"><text:span text:style-name="T2">sexo: Fem</text:span></text:p>
      <text:p text:style-name="P1"><draw:rect text:anchor-type="as-char" style:rel-width="100%" draw:z-index="12" draw:style-name="gr1" draw:text-style-name="P3" svg:width="0.0012in" svg:height="0.0213in"><text:p/></draw:rect></text:p>
      <text:p text:style-name="P1"><text:span text:style-name="T2">Nome: Lary</text:span></text:p>
      <text:p text:style-name="P1"><text:span text:style-name="T2">Espécie: 45</text:span></text:p>
      <text:p text:style-name="P1"><text:span text:style-name="T2">sexo: Masc</text:span></text:p>
      <text:p text:style-name="P1"><draw:rect text:anchor-type="as-char" style:rel-width="100%" draw:z-index="13" draw:style-name="gr1" draw:text-style-name="P3" svg:width="0.0012in" svg:height="0.0213in"><text:p/></draw:rect></text:p>
      <text:p text:style-name="P1"><text:span text:style-name="T2">Nome: Morgana</text:span></text:p>
      <text:p text:style-name="P1"><text:span text:style-name="T2">Espécie: 32</text:span></text:p>
      <text:p text:style-name="P1"><text:span text:style-name="T2">sexo: Fem</text:span></text:p>
      <text:p text:style-name="P1"><draw:rect text:anchor-type="as-char" style:rel-width="100%" draw:z-index="14" draw:style-name="gr1" draw:text-style-name="P3" svg:width="0.0012in" svg:height="0.0213in"><text:p/></draw:rect></text:p>
      <text:p text:style-name="P1"><text:span text:style-name="T2">Nome: Cacá</text:span></text:p>
      <text:p text:style-name="P1"><text:span text:style-name="T2">Espécie: 09</text:span></text:p>
      <text:p text:style-name="P1"><text:span text:style-name="T2">sexo: Masc</text:span></text:p>
      <text:p text:style-name="P1"><draw:rect text:anchor-type="as-char" style:rel-width="100%" draw:z-index="15" draw:style-name="gr1" draw:text-style-name="P3" svg:width="0.0012in" svg:height="0.0213in"><text:p/></draw:rect></text:p>
      <text:p text:style-name="P1"><text:span text:style-name="T2">Nome: Vera</text:span></text:p>
      <text:p text:style-name="P1"><text:span text:style-name="T2">Espécie: 70</text:span></text:p>
      <text:p text:style-name="P1"><text:span text:style-name="T2">sexo: F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8" meta:word-count="103" meta:character-count="561" meta:non-whitespace-character-count="496"/>
    <meta:generator>LibreOfficeDev/6.0.5.2$Linux_X86_64 LibreOffice_project/</meta:generator>
  </office:meta>
</office:document-meta>
</file>